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a30" officeooo:paragraph-rsid="000fda30"/>
    </style:style>
    <style:style style:name="P2" style:family="paragraph" style:parent-style-name="Standard" style:list-style-name="L1">
      <style:text-properties officeooo:rsid="000fda30" officeooo:paragraph-rsid="000fda30"/>
    </style:style>
    <style:style style:name="P3" style:family="paragraph" style:parent-style-name="Standard" style:list-style-name="L1">
      <style:text-properties officeooo:rsid="00118e57" officeooo:paragraph-rsid="00118e57"/>
    </style:style>
    <style:style style:name="T1" style:family="text">
      <style:text-properties officeooo:rsid="00118e5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Bhogaraju Shanmukha Sri Krishna</text:p>
      <text:p text:style-name="P1">Roll No : 112201013</text:p>
      <text:p text:style-name="P1"/>
      <text:list xml:id="list1960498218" text:style-name="L1">
        <text:list-item>
          <text:p text:style-name="P2">Answer</text:p>
          <text:list>
            <text:list-item>
              <text:p text:style-name="P2">Trojan: This is a type of malware which is published as a legitimate software.</text:p>
            </text:list-item>
            <text:list-item>
              <text:p text:style-name="P2">Rootkit: This is a type of malware which is used to gain unauthorized access to the root level user in a system.</text:p>
            </text:list-item>
            <text:list-item>
              <text:p text:style-name="P2">Botnet: This is a network of bots. Bots are a type of malware which are used to remotely access a device from any location. The infected device becomes a zombie device.</text:p>
            </text:list-item>
          </text:list>
        </text:list-item>
        <text:list-item>
          <text:p text:style-name="P2">Answer</text:p>
          <text:list>
            <text:list-item>
              <text:p text:style-name="P2">Static malware analysis: This is a type of malware analysis where the executable is analysed statically. i.e., the executable is not run on any device but it is just analysed</text:p>
            </text:list-item>
            <text:list-item>
              <text:p text:style-name="P2">Dynamic malware analysis: This is a type of malware analysis where the executable is run on a safe, isolated environment and then flagged as benign or malware</text:p>
            </text:list-item>
          </text:list>
        </text:list-item>
        <text:list-item>
          <text:p text:style-name="P2">Some of the possible motivation for criminals to do cyber attacks are attacks are to exploit rich people for money, access precious and sensitive information such as military info, bank account details etc. People are very less aware of cyber crime and the criminal can easily hide doing a cyber crime. Hence, cyber crimes are much more deadly than normal crimes.</text:p>
        </text:list-item>
        <text:list-item>
          <text:p text:style-name="P2">In order to do static malware analysis on windows PE files, <text:span text:style-name="T1">we need to first look at the executable and analyse all human-readable strings. If these look malicious like</text:span></text:p>
          <text:list>
            <text:list-item>
              <text:p text:style-name="P3">Downloading unauthorized content from servers and installing them on the device.</text:p>
            </text:list-item>
            <text:list-item>
              <text:p text:style-name="P3">Making the device a server to listen to remote requests</text:p>
              <text:p text:style-name="P3">Then these are potential malware files. Otherwise they will be benignware files.</text:p>
            </text:list-item>
            <text:list-item>
              <text:p text:style-name="P3">Static malware analysis can also be done using Machine Learning where an ML model is trained beforehand on a known dataset. Then using that model, the file can be flagged as a benignware or a malware file. This is a modern approach and used widely in recent days.</text:p>
            </text:list-item>
          </text:list>
          <text:p text:style-name="P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14:17:23.084870573</meta:creation-date>
    <dc:date>2026-03-05T14:33:30.608981292</dc:date>
    <meta:editing-duration>PT5M27S</meta:editing-duration>
    <meta:editing-cycles>1</meta:editing-cycles>
    <meta:document-statistic meta:table-count="0" meta:image-count="0" meta:object-count="0" meta:page-count="1" meta:paragraph-count="15" meta:word-count="319" meta:character-count="1792" meta:non-whitespace-character-count="1500"/>
    <meta:generator>LibreOffice/7.3.7.2$Linux_X86_64 LibreOffice_project/30$Build-2</meta:generator>
  </office:meta>
</office:document-meta>
</file>